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4000000201935EAA5D2B3D2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>
      <style:text-properties officeooo:paragraph-rsid="000e0079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/>
      <style:text-properties fo:language="en" fo:country="US"/>
    </style:style>
    <style:style style:name="T1" style:family="text">
      <style:text-properties fo:background-color="transparent" loext:char-shading-value="0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e0079"/>
    </style:style>
    <style:style style:name="T4" style:family="text">
      <style:text-properties fo:language="en" fo:country="US" officeooo:rsid="000dd7c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enctype="multipart/formdata" form:method="post" form:control-implementation="ooo:com.sun.star.form.component.Form" office:target-frame="" xlink:href="https://shuttleworthfoundation.formstack.com/forms/index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enctype="multipart/formdata" form:method="post" form:control-implementation="ooo:com.sun.star.form.component.Form" office:target-frame="" xlink:href="https://shuttleworthfoundation.formstack.com/forms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application">
        <text:h text:style-name="Heading_20_2" text:outline-level="2"><text:bookmark text:name="form"/>Applications for the March 2017 intake will close on 1 November 2016 </text:h>
        <text:h text:style-name="Heading_20_2" text:outline-level="2"><text:bookmark text:name="form1"/>A full application comprises of </text:h>
        <text:list xml:id="list946429705116408631" text:style-name="L2">
          <text:list-item>
            <text:p text:style-name="P5">this online application form </text:p>
          </text:list-item>
          <text:list-item>
            <text:p text:style-name="P5">your application video - not longer than 5 minutes </text:p>
          </text:list-item>
          <text:list-item>
            <text:p text:style-name="P5">your resume </text:p>
          </text:list-item>
          <text:list-item>
            <text:p text:style-name="P1">Please use no more that 1500 characters per essay question </text:p>
          </text:list-item>
        </text:list>
        <text:section text:style-name="Sect1" text:name="fsPage2053378-1">
          <text:p text:style-name="Text_20_body"/>
        </text:section>
      </text:section>
      <text:section text:style-name="Sect1" text:name="Section3">
        <text:section text:style-name="Sect1" text:name="Section4">
          <text:section text:style-name="Sect1" text:name="fsSupporting33844431">
            <text:p text:style-name="P2">1) Tell us about the world as you see it.</text:p>
            <text:p text:style-name="P2">(A description of the status quo and context in which you will be working)</text:p>
            <text:p text:style-name="P2"/>
            <text:p text:style-name="P2">2) What change do you want to make in the world?</text:p>
            <text:p text:style-name="P2">(A description of what you want to change about the status quo, in the world, your personal vision for this area)</text:p>
            <text:p text:style-name="P2"/>
            <text:p text:style-name="P2">3) What do you believe has prevented this change to date?</text:p>
            <text:p text:style-name="P2">(Describe the innovations or questions you would like to explore during the fellowship year)</text:p>
            <text:p text:style-name="P2"/>
            <text:p text:style-name="P2">4) What are you going to do to get there?</text:p>
            <text:p text:style-name="P2">(A description of what you actually plan to do during the year)</text:p>
            <text:p text:style-name="P2"><text:span text:style-name="T2">5) What challenges or uncertainties do you expect to face?</text:span></text:p>
            <text:p text:style-name="P2"><text:span text:style-name="T2">6) What part does openness play in your idea?</text:span></text:p>
            <text:p text:style-name="P2"><text:span text:style-name="T2">7) Does your idea/project have a name?</text:span></text:p>
            <text:p text:style-name="P2"><text:span text:style-name="T2">Yes</text:span></text:p>
            <text:p text:style-name="P2"><text:span text:style-name="T2">Project/Idea Name: </text:span><text:span text:style-name="T3">Glia</text:span></text:p>
            <text:p text:style-name="P2"><text:span text:style-name="T3"/></text:p>
            <text:p text:style-name="P2"><text:span text:style-name="T2">8) Have you started implementation of the idea? Yes</text:span></text:p>
            <text:p text:style-name="P2"><text:span text:style-name="T2"/></text:p>
            <text:p text:style-name="P2"><text:span text:style-name="T2">9) How have you funded your initiative in the past?</text:span></text:p>
            <text:p text:style-name="P2"><text:soft-page-break/><text:span text:style-name="T2">Self funded </text:span></text:p>
            <text:p text:style-name="P2"><text:span text:style-name="T2">Other: </text:span><text:span text:style-name="T4">I have received two small grants from the University of Western Ontario’s medical school for two student summer internships. These grants paid for small stipends for the students during the summer.</text:span></text:p>
            <text:p text:style-name="P2"><text:span text:style-name="T2">10) Who are your current or potential key partners?</text:span></text:p>
            <text:p text:style-name="P2"><text:span text:style-name="T2"/></text:p>
            <text:p text:style-name="P2"><text:span text:style-name="T2">11) Do you intend to implement the idea as a for profit or not for profit initiative?</text:span></text:p>
            <text:p text:style-name="P2"><text:span text:style-name="T2">Not for profit</text:span></text:p>
            <text:p text:style-name="P2"><text:span text:style-name="T2"/></text:p>
            <text:p text:style-name="P2"><text:span text:style-name="T2">12) Where will you be based during the fellowship?</text:span></text:p>
            <text:p text:style-name="P2"><text:span text:style-name="T3">Base Country: Canada (8 months) / Palestinian Territories (4 months)</text:span></text:p>
            <text:p text:style-name="P2"><text:span text:style-name="T3">Base City: London (Canada) / Gaza City</text:span></text:p>
            <text:p text:style-name="P2"><text:span text:style-name="T3"/></text:p>
            <text:p text:style-name="P2"><text:span text:style-name="T2">13) Where will you implement your idea?</text:span></text:p>
            <text:p text:style-name="P2"><text:span text:style-name="T2">Same as above</text:span></text:p>
            <text:p text:style-name="P2"><text:span text:style-name="T2"/></text:p>
            <text:p text:style-name="P2"><text:span text:style-name="T2">14) Do you have an online presence? </text:span><text:span text:style-name="T3">Yes</text:span></text:p>
            <text:p text:style-name="P2"><text:span text:style-name="T3">Please Provide Links to your Web Presence/s</text:span></text:p>
            <text:p text:style-name="P2"><text:span text:style-name="T3"/></text:p>
            <text:p text:style-name="P2"><text:span text:style-name="T2">15) Does the idea/project have an online presence? Yes</text:span></text:p>
            <text:p text:style-name="P2"><text:span text:style-name="T2">Please Provide Links to your Project/Idea's Web Presence/s</text:span></text:p>
            <text:p text:style-name="P2"><text:span text:style-name="T2"/></text:p>
            <text:p text:style-name="P2"><text:span text:style-name="T2">Upload Resume</text:span></text:p>
            <text:p text:style-name="P2">PDF file is preferable.</text:p>
            <text:p text:style-name="P2"/>
            <text:p text:style-name="P2">Link to your video</text:p>
            <text:p text:style-name="P2">Vimeo or YouTube preferable. Facebook or Dropbox links not accepted</text:p>
            <text:p text:style-name="P2"><text:span text:style-name="T2"/></text:p>
            <text:p text:style-name="P2"><text:span text:style-name="T2">I acknowledge that:*</text:span></text:p>
            <text:p text:style-name="P2"><text:soft-page-break/><text:span text:style-name="T2">This video is purpose made for this application.</text:span></text:p>
            <text:p text:style-name="P2"><text:span text:style-name="T2">This video link points to a video available on a video hosting service like Vimeo or YouTube.</text:span></text:p>
            <text:p text:style-name="P2"><text:span text:style-name="T2"/></text:p>
            <text:p text:style-name="P2"><text:span text:style-name="T2">16. Have you applied for a Shuttleworth Foundation Fellowship in a previous round?</text:span></text:p>
            <text:p text:style-name="P2"><text:span text:style-name="T2">No</text:span></text:p>
            <text:p text:style-name="P2"><text:span text:style-name="T2"/></text:p>
            <text:p text:style-name="P2"><text:span text:style-name="T2">15. How did you hear about the Shuttleworth Foundation Fellowship Program?</text:span></text:p>
            <text:p text:style-name="P2"><text:span text:style-name="T2">Current/Past Fellow</text:span></text:p>
            <text:p text:style-name="P2"><text:span text:style-name="T2">On the web</text:span></text:p>
            <text:p text:style-name="P2"><text:span text:style-name="T2"/></text:p>
            <text:p text:style-name="P2"><text:span text:style-name="T2">I acknowledge that:*</text:span></text:p>
            <text:p text:style-name="P2"><text:span text:style-name="T2">I have read and understood the Foundation Privacy Policy: https://shuttleworthfoundation.org/privacy/ I have read and understood the Terms and Conditions of the website: https://shuttleworthfoundation.org/terms/ I am above the age of majority in my country of residence and can legally enter into contracts. I understand that the Foundation will require all intellectual property created as part of the Fellowship to be openly licensed. I understand that if my project has a for-profit element, the Foundation will ask for an equity stake based on the investment made. I understand that if my application is incomplete in any way, it will not be reviewed. It will be excluded for this round.</text:span></text:p>
            <text:p text:style-name="P2"><text:a xlink:type="simple" xlink:href="https://www.shuttleworthfoundation.org/team" text:style-name="Internet_20_link" text:visited-style-name="Visited_20_Internet_20_Link">Team</text:a> <text:a xlink:type="simple" xlink:href="https://www.shuttleworthfoundation.org/thinking" text:style-name="Internet_20_link" text:visited-style-name="Visited_20_Internet_20_Link">Thinking</text:a> <text:a xlink:type="simple" xlink:href="https://www.shuttleworthfoundation.org/terms" text:style-name="Internet_20_link" text:visited-style-name="Visited_20_Internet_20_Link">Terms</text:a> <text:a xlink:type="simple" xlink:href="https://www.shuttleworthfoundation.org/privacy" text:style-name="Internet_20_link" text:visited-style-name="Visited_20_Internet_20_Link">Privacy</text:a> <text:a xlink:type="simple" xlink:href="https://www.shuttleworthfoundation.org/contact" text:style-name="Internet_20_link" text:visited-style-name="Visited_20_Internet_20_Link">Contact</text:a> </text:p>
            <text:p text:style-name="P2"><draw:frame draw:style-name="fr1" draw:name="Image3" text:anchor-type="as-char" svg:width="2.646cm" svg:height="0.847cm" draw:z-index="0"><draw:image xlink:href="Pictures/1000000000000064000000201935EAA5D2B3D217.png" xlink:type="simple" xlink:show="embed" xlink:actuate="onLoad"/><svg:title>Creative Commons Attribution ShareAlike 3.0 License</svg:title></draw:frame> </text:p>
            <text:p text:style-name="P2">This work is licensed under a<text:line-break/>Creative Commons Attribution -ShareAlike 3.0 License</text:p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02:24:04.235998850</meta:creation-date>
    <dc:date>2016-10-25T02:45:09.859865889</dc:date>
    <meta:editing-duration>PT10M15S</meta:editing-duration>
    <meta:editing-cycles>2</meta:editing-cycles>
    <meta:generator>LibreOffice/5.2.2.2$Linux_X86_64 LibreOffice_project/20m0$Build-2</meta:generator>
    <meta:document-statistic meta:table-count="0" meta:image-count="1" meta:object-count="0" meta:page-count="3" meta:paragraph-count="52" meta:word-count="534" meta:character-count="3121" meta:non-whitespace-character-count="2633"/>
  </office:meta>
</office:document-meta>
</file>